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#99ff99"/>
    </style:style>
    <style:style style:name="T5" style:family="text">
      <style:text-properties fo:background-color="#ccff66"/>
    </style:style>
    <style:style style:name="T6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TABLE committees (</text:p>
      <text:p text:style-name="Standard">committee_type char(10) not null,</text:p>
      <text:p text:style-name="Standard">name char(80) not null,</text:p>
      <text:p text:style-name="Standard">url char(80),</text:p>
      <text:p text:style-name="Standard"><text:span text:style-name="T4">committee_id</text:span> char(10) not null,</text:p>
      <text:p text:style-name="Standard">jurisdiction char(512)</text:p>
      <text:p text:style-name="Standard">);</text:p>
      <text:p text:style-name="Standard"/>
      <text:p text:style-name="Standard">CREATE TABLE sub_committees (</text:p>
      <text:p text:style-name="Standard"><text:span text:style-name="T5">committee_id</text:span> char(10) not null,</text:p>
      <text:p text:style-name="Standard"><text:span text:style-name="T6">subcommittee_id</text:span> char(5) not null,</text:p>
      <text:p text:style-name="Standard">name char(80) not null</text:p>
      <text:p text:style-name="Standard">);</text:p>
      <text:p text:style-name="Standard"/>
      <text:p text:style-name="Standard">CREATE TABLE legislators (</text:p>
      <text:p text:style-name="Standard">cd_state char(5),</text:p>
      <text:p text:style-name="Standard">name char(80),</text:p>
      <text:p text:style-name="Standard">party char(12),</text:p>
      <text:p text:style-name="Standard">govtrack_id char(12),</text:p>
      <text:p text:style-name="Standard"><text:span text:style-name="T2">bioguide_id</text:span> char(12),</text:p>
      <text:p text:style-name="Standard">sen_class char(3),</text:p>
      <text:p text:style-name="Standard">since_date char(20),</text:p>
      <text:p text:style-name="Standard">since_year char(4),</text:p>
      <text:p text:style-name="Standard">official_url char(80),</text:p>
      <text:p text:style-name="Standard">govtrack_url char(80),</text:p>
      <text:p text:style-name="Standard">wikipedia_url char(80),</text:p>
      <text:p text:style-name="Standard">twitter char(80),</text:p>
      <text:p text:style-name="Standard">facebook char(80)</text:p>
      <text:p text:style-name="Standard">);</text:p>
      <text:p text:style-name="Standard"/>
      <text:p text:style-name="Standard">CREATE TABLE committee_members (</text:p>
      <text:p text:style-name="Standard">name char(80),</text:p>
      <text:p text:style-name="Standard"><text:span text:style-name="T3">bioguide_id</text:span> char(10),</text:p>
      <text:p text:style-name="Standard"><text:span text:style-name="T4">committee_id</text:span> char(10),</text:p>
      <text:p text:style-name="Standard"><text:span text:style-name="T6">subcommittee_id</text:span> char(5), </text:p>
      <text:p text:style-name="Standard">rank char(3), </text:p>
      <text:p text:style-name="Standard">start char(20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Hansen</meta:initial-creator>
    <meta:creation-date>2020-11-23T09:59:57</meta:creation-date>
    <meta:document-statistic meta:table-count="0" meta:image-count="0" meta:object-count="0" meta:page-count="1" meta:paragraph-count="34" meta:word-count="86" meta:character-count="716"/>
    <dc:date>2020-11-23T10:08:52</dc:date>
    <dc:creator>Steve Hansen</dc:creator>
    <meta:editing-duration>PT8M57S</meta:editing-duration>
    <meta:editing-cycles>1</meta:editing-cycles>
    <meta:generator>OpenOffice/4.1.6$Linux OpenOffice.org_project/416m1$Build-9790</meta:generator>
  </office:meta>
</office:document-meta>
</file>